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d8dc" officeooo:paragraph-rsid="0013d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rmas klausimas: </text:p>
      <text:p text:style-name="P1"/>
      <text:p text:style-name="P1">Atsakymas: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3T16:10:13.653000000</meta:creation-date>
    <dc:date>2025-11-23T16:10:26.013000000</dc:date>
    <meta:editing-duration>PT12S</meta:editing-duration>
    <meta:editing-cycles>1</meta:editing-cycles>
    <meta:document-statistic meta:table-count="0" meta:image-count="0" meta:object-count="0" meta:page-count="1" meta:paragraph-count="2" meta:word-count="3" meta:character-count="29" meta:non-whitespace-character-count="26"/>
    <meta:generator>LibreOffice/7.6.7.2$Windows_X86_64 LibreOffice_project/dd47e4b30cb7dab30588d6c79c651f218165e3c5</meta:generator>
  </office:meta>
</office:document-meta>
</file>